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5.189in"/>
    </style:style>
    <style:style style:name="co5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1.5445in"/>
    </style:style>
    <style:style style:name="co10" style:family="table-column">
      <style:table-column-properties fo:break-before="auto" style:column-width="2.6689in"/>
    </style:style>
    <style:style style:name="co11" style:family="table-column">
      <style:table-column-properties fo:break-before="auto" style:column-width="2.1535in"/>
    </style:style>
    <style:style style:name="ro1" style:family="table-row">
      <style:table-row-properties style:row-height="0.4402in" fo:break-before="auto" style:use-optimal-row-height="true"/>
    </style:style>
    <style:style style:name="ro2" style:family="table-row">
      <style:table-row-properties style:row-height="0.9972in" fo:break-before="auto" style:use-optimal-row-height="true"/>
    </style:style>
    <style:style style:name="ro3" style:family="table-row">
      <style:table-row-properties style:row-height="0.6083in" fo:break-before="auto" style:use-optimal-row-height="true"/>
    </style:style>
    <style:style style:name="ro4" style:family="table-row">
      <style:table-row-properties style:row-height="0.8028in" fo:break-before="auto" style:use-optimal-row-height="true"/>
    </style:style>
    <style:style style:name="ro5" style:family="table-row">
      <style:table-row-properties style:row-height="1.7744in" fo:break-before="auto" style:use-optimal-row-height="true"/>
    </style:style>
    <style:style style:name="ta1" style:family="table" style:master-page-name="Default">
      <style:table-properties table:display="true" style:writing-mode="lr-tb" tableooo:tab-color="#00cc00"/>
    </style:style>
    <style:style style:name="ce1" style:family="table-cell" style:parent-style-name="Excel_20_Built-in_20_Normal">
      <style:table-cell-properties fo:border-bottom="0.0138in solid #000000" fo:background-color="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 style:data-style-name="N8000">
      <style:table-cell-properties fo:border-bottom="0.0008in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0.0008in solid #000000" fo:background-color="#eeeee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font-name="Arial" fo:font-size="11pt" fo:language="en" fo:country="US" fo:font-weight="bold" style:font-name-asian="Lucida Sans Unicode" style:font-size-asian="11pt" style:language-asian="en" style:country-asian="US" style:font-weight-asian="bold" style:font-name-complex="Tahoma" style:font-size-complex="11pt" style:language-complex="en" style:country-complex="US" style:font-weight-complex="bold"/>
    </style:style>
    <style:style style:name="ce4" style:family="table-cell" style:parent-style-name="Excel_20_Built-in_20_Normal">
      <style:table-cell-properties fo:border-bottom="0.0008in solid #000000" fo:background-color="#eeeee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font-size="11pt" style:font-size-asian="11pt" style:font-size-complex="11pt"/>
    </style:style>
    <style:style style:name="ce5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6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Przypadki testow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rzypadek testowy </text:p>
          </table:table-cell>
          <table:table-cell table:style-name="ce1" office:value-type="string">
            <text:p>Opis przypadku </text:p>
          </table:table-cell>
          <table:table-cell table:style-name="ce1" office:value-type="string">
            <text:p>Opis kroków</text:p>
          </table:table-cell>
          <table:table-cell table:style-name="ce1" office:value-type="string">
            <text:p>Oczekiwany rezultat </text:p>
          </table:table-cell>
          <table:table-cell table:style-name="ce1" office:value-type="string">
            <text:p>Aktualny rezultat 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środowisk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Komentarz</text:p>
          </table:table-cell>
          <table:table-cell table:style-name="ce1" office:value-type="string">
            <text:p>BŁĘD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Działanie dodawania do koszyka produktów ze strony</text:p>
          </table:table-cell>
          <table:table-cell table:style-name="ce4" office:value-type="string">
            <text:p>1.Weryfikacja możliwosci dodania produktów z widoku głównego strony</text:p>
          </table:table-cell>
          <table:table-cell office:value-type="string">
            <text:p>1. uruchom przeglądarkę </text:p>
          </table:table-cell>
          <table:table-cell office:value-type="string">
            <text:p>przeglądarka uruchamia się </text:p>
          </table:table-cell>
          <table:table-cell office:value-type="string">
            <text:p>przeglądarka uruchamia się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2. W oknie przeglądarki wprowadź adres strony : <text:span text:style-name="T1"><text:a xlink:href="https://www.zus.pl/portal/riu/riuRejFormularze.npi">https://www.zus.pl/portal/riu/riuRejFormularze.npi</text:a></text:span></text:p>
          </table:table-cell>
          <table:table-cell office:value-type="string">
            <text:p>uruchomienie się strony z formularzem</text:p>
          </table:table-cell>
          <table:table-cell office:value-type="string">
            <text:p>uruchomiła się strona startowała Rossmann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3. Kliknij w kategorię “Mężczyzna” I wybierz podkategorię “pielęgnacja brody”</text:p>
          </table:table-cell>
          <table:table-cell office:value-type="string">
            <text:p>Uruchamia się podkategoria “Pielegnacja brody”</text:p>
          </table:table-cell>
          <table:table-cell office:value-type="string">
            <text:p>Pojawia się strona podkategorii, z widocznymi produktami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4. Weryfikacja możliwości dodania produktu do koszyka, bezpośrednio ze strony ( podkategoria “Pielęgnacja Brody”) – kliknij w ikonkę koszyczka na miniaturce obrazka.</text:p>
          </table:table-cell>
          <table:table-cell office:value-type="string">
            <text:p>Można dodać produkt z tej pozycji. Aktualizuje się koszyk zakupowy, na górze ekranu po prawej stroni</text:p>
          </table:table-cell>
          <table:table-cell office:value-type="string">
            <text:p>Po dodaniu produktu do koszyka, w koszyku produktowym widoczna jest ilość, natomiast nie pojawia się podsumowanie/podgląd co w tym koszyku jest. Podgląd widoczny jest po dodaniu 2/3/4 produktu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Wynik przypadku można uznać za pozytywny, ponieważ można dodać produkt z pozycji strony, poprzez kliknięcie w minitarukę koszyczka, nastomiast do wyjaśnienia pozostaje kwestia braku podglądu produktu, gdy jest tylko jeden.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07/24/2023</text:date>, <text:time>20:30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20:06:37.87</meta:creation-date>
    <dc:date>2023-07-24T20:30:37.11</dc:date>
    <meta:editing-duration>PT2M24S</meta:editing-duration>
    <meta:editing-cycles>2</meta:editing-cycles>
    <meta:generator>OpenOffice/4.1.13$Win32 OpenOffice.org_project/4113m1$Build-9810</meta:generator>
    <meta:document-statistic meta:table-count="1" meta:cell-count="39" meta:object-count="0"/>
  </office:meta>
</office:document-meta>
</file>